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5.9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9.44pt"/>
    </style:style>
    <style:style style:name="co5" style:family="table-column">
      <style:table-column-properties fo:break-before="auto" style:column-width="90.45pt"/>
    </style:style>
    <style:style style:name="co6" style:family="table-column">
      <style:table-column-properties fo:break-before="auto" style:column-width="83.96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true"/>
    </style:style>
    <style:style style:name="ro3" style:family="table-row">
      <style:table-row-properties style:row-height="33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Special</text:p>
          </table:table-cell>
          <table:table-cell table:style-name="Default" office:value-type="string" calcext:value-type="string">
            <text:p>geom+val, geom</text:p>
          </table:table-cell>
          <table:table-cell table:style-name="Default" office:value-type="string" calcext:value-type="string">
            <text:p>convert geometry</text:p>
          </table:table-cell>
          <table:table-cell office:value-type="string" calcext:value-type="string">
            <text:p>construct geometry</text:p>
          </table:table-cell>
          <table:table-cell office:value-type="string" calcext:value-type="string">
            <text:p>1 geometry geom</text:p>
          </table:table-cell>
          <table:table-cell office:value-type="string" calcext:value-type="string">
            <text:p>2 geom value</text:p>
          </table:table-cell>
          <table:table-cell office:value-type="string" calcext:value-type="string">
            <text:p>2 geometries geom</text:p>
          </table:table-cell>
          <table:table-cell table:style-name="Default" office:value-type="string" calcext:value-type="string">
            <text:p>2 geometries bool</text:p>
          </table:table-cell>
          <table:table-cell office:value-type="string" calcext:value-type="string">
            <text:p>1 geometry bool</text:p>
          </table:table-cell>
          <table:table-cell office:value-type="string" calcext:value-type="string">
            <text:p>1 geometry value</text:p>
          </table:table-cell>
          <table:table-cell/>
        </table:table-row>
        <table:table-row table:style-name="ro2">
          <table:table-cell office:value-type="string" calcext:value-type="string">
            <text:p>ST_Relate</text:p>
          </table:table-cell>
          <table:table-cell office:value-type="string" calcext:value-type="string">
            <text:p>two geometries + val, bool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T_Buffer_Strategy</text:p>
          </table:table-cell>
          <table:table-cell office:value-type="string" calcext:value-type="string">
            <text:p>Used to set end and buffer types for current conne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Buffer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Geometry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InteriorRing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PointN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_Simplify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Binar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GeoJS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B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AsWK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_GeoHas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Coll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Collecti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etr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GeoJSO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Geom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LineString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GeoHas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int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Tex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_PolygonFromWKB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Boundar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entroi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ConvexHu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d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nvelo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ExteriorR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PointOnSurfac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Validat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Po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_Distance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_SymDifferenc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Un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_Intersection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CoveredBy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R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ontain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Cross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fference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mensio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Disjoint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Equal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Intersect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Overlap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_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ches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hin</text:p>
          </table:table-cell>
          <table:table-cell table:number-columns-repeated="7"/>
          <table:table-cell table:style-name="ce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Close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Empty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ing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imple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Close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Empty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Ring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Simple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_IsValid</text:p>
          </table:table-cell>
          <table:table-cell table:number-columns-repeated="8"/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ometryTyp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ength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Geometrie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InteriorRing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umPoint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RID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Area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Distance_Spher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GeometryType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ength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Point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SRID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Geometrie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NumInteriorRings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X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Y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9"/>
          <table:table-cell table:style-name="ce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_LatFromGeoHash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_LongFromGeoHash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Func Name</text:p>
          </table:table-cell>
          <table:table-cell office:value-type="string" calcext:value-type="string">
            <text:p>Other functions</text:p>
          </table:table-cell>
          <table:table-cell table:style-name="Default" office:value-type="string" calcext:value-type="string">
            <text:p>Access Geometry</text:p>
          </table:table-cell>
          <table:table-cell table:style-name="Default" office:value-type="string" calcext:value-type="string">
            <text:p>Geometry Properties</text:p>
          </table:table-cell>
          <table:table-cell table:style-name="Default" office:value-type="string" calcext:value-type="string">
            <text:p>Check Relationships</text:p>
          </table:table-cell>
          <table:table-cell table:style-name="Default" office:value-type="string" calcext:value-type="string">
            <text:p>Generate Geometry</text:p>
          </table:table-cell>
          <table:table-cell table:style-name="Default" office:value-type="string" calcext:value-type="string">
            <text:p>Create Geometry</text:p>
          </table:table-cell>
          <table:table-cell table:style-name="Default" office:value-type="string" calcext:value-type="string">
            <text:p>Convert Geometry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intOnSurface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Buffer_Strategy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Distance_Sphere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GeoHash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LatFromGeoHash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LongFromGeoHash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PointOnSurface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_Relate</text:p>
          </table:table-cell>
          <table:table-cell office:value-type="string" calcext:value-type="string">
            <text:p>Other function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ndPoint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ExteriorRing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Geometry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InteriorRing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NumGeometrie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NumInteriorRing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NumPoint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Point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T_EndPoint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T_ExteriorRing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T_Geometry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T_InteriorRing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ST_NumGeometrie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ST_NumInteriorRing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NumPoints</text:p>
          </table:table-cell>
          <table:table-cell office:value-type="string" calcext:value-type="string">
            <text:p>Access Geometry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PointN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StartPoint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artPoint</text:p>
          </table:table-cell>
          <table:table-cell office:value-type="string" calcext:value-type="string">
            <text:p>Access Geometry</text:p>
          </table:table-cell>
          <table:table-cell table:style-name="Default"/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eometryType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Length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sClosed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sEmpty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sRing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sSimple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RID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Area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GeometryType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sClosed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sEmpty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sRing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sSimple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sValid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Length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SRID</text:p>
          </table:table-cell>
          <table:table-cell office:value-type="string" calcext:value-type="string">
            <text:p>Geometry Properties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Validate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X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Y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ithin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eometry Propertie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sjoint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ntersect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Contain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CoveredBy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Disjoint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Equal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Equal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Intersect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Overlap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Touche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BRWithin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Overlap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Contain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Crosse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Dimension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Disjoint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Distance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Equal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Intersect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Overlap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Touche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T_Within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uches</text:p>
          </table:table-cell>
          <table:table-cell office:value-type="string" calcext:value-type="string">
            <text:p>Check Relationship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onvexHull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Boundary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Buffer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Centroid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ConvexHull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Difference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Envelope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Intersection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Simplify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SymDifference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ST_Union</text:p>
          </table:table-cell>
          <table:table-cell office:value-type="string" calcext:value-type="string">
            <text:p>Generate Geometry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GeomColl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Coll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etryCollection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etryCollection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table:style-name="ce2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ometryCollection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Geometry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etry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Geom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ine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ine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ineString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ineString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LineString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Line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Line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Point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Point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Poly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Poly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LineString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LineString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LineString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in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int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int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lygon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lygon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MultiPolygon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int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int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y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y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ygon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ygon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lygon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Coll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Coll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etryCollection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etryCollection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etry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etry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FromGeoJSON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_Geom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Geom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Line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Line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LineString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LineString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intFromGeoHash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int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int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ly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ly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lygonFromText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PolygonFromWKB</text:p>
          </table:table-cell>
          <table:table-cell office:value-type="string" calcext:value-type="string">
            <text:p>Create Geometry</text:p>
          </table:table-cell>
          <table:table-cell table:number-columns-repeated="4"/>
          <table:table-cell table:style-name="Default" table:number-columns-repeated="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AsBinary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AsText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AsWKB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AsWKT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AsBinary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AsGeoJSON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AsText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ST_AsWKB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ST_AsWKT</text:p>
          </table:table-cell>
          <table:table-cell office:value-type="string" calcext:value-type="string">
            <text:p>Convert Geometry</text:p>
          </table:table-cell>
          <table:table-cell table:number-columns-repeated="5"/>
          <table:table-cell table:style-name="Default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Sheet2.A1:Sheet2.AMJ1048576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  <table:sort-by table:field-number="5" table:data-type="automatic"/>
            <table:sort-by table:field-number="6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23:33:47.1674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9:37:19.261274000</meta:creation-date>
    <dc:date>2016-08-05T01:10:17.284957000</dc:date>
    <meta:editing-duration>PT1H27M46S</meta:editing-duration>
    <meta:editing-cycles>5</meta:editing-cycles>
    <meta:generator>LibreOffice/4.4.4.3$MacOSX_X86_64 LibreOffice_project/2c39ebcf046445232b798108aa8a7e7d89552ea8</meta:generator>
    <meta:document-statistic meta:table-count="2" meta:cell-count="650" meta:object-count="0"/>
  </office:meta>
</office:document-meta>
</file>